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9.75cm" fo:min-width="5.205cm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layer="layout" svg:width="27cm" svg:height="20cm" svg:x="0.5cm" svg:y="0.5cm">
          <draw:text-box>
            <text:p>Enter Your Text Here..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ajay </meta:initial-creator>
    <meta:creation-date>2010-05-26T15:08:36</meta:creation-date>
    <meta:editing-duration>PT00H06M37S</meta:editing-duration>
    <meta:editing-cycles>2</meta:editing-cycles>
    <dc:date>2010-05-26T15:14:56</dc:date>
    <dc:creator>ajay </dc:creator>
    <meta:document-statistic meta:object-count="24"/>
    <meta:generator>OpenOffice.org/3.1$Linux OpenOffice.org_project/310m19$Build-9420</meta:generator>
  </office:meta>
</office:document-meta>
</file>